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Tipologia</text:p>
          </table:table-cell>
        </table:table-row>
        <table:table-row table:style-name="ro2">
          <table:table-cell table:formula="of:=LOWER([.C2])&amp;&quot;.&quot;&amp;LOWER([.B2])" office:value-type="string" office:string-value="eliana.pirozzi" calcext:value-type="string">
            <text:p>eliana.pirozzi</text:p>
          </table:table-cell>
          <table:table-cell office:value-type="string" calcext:value-type="string">
            <text:p>Pirozzi</text:p>
          </table:table-cell>
          <table:table-cell office:value-type="string" calcext:value-type="string">
            <text:p>Eliana</text:p>
          </table:table-cell>
          <table:table-cell table:formula="of:=[.A2]&amp; &quot;@donatempo.it&quot;" office:value-type="string" office:string-value="eliana.pirozzi@donatempo.it" calcext:value-type="string">
            <text:p>eliana.pirozzi@donatempo.it</text:p>
          </table:table-cell>
          <table:table-cell office:value-type="string" calcext:value-type="string">
            <text:p>ek2xjz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])&amp;&quot;.&quot;&amp;LOWER([.B3])" office:value-type="string" office:string-value="flora.barese" calcext:value-type="string">
            <text:p>flora.barese</text:p>
          </table:table-cell>
          <table:table-cell office:value-type="string" calcext:value-type="string">
            <text:p>Barese</text:p>
          </table:table-cell>
          <table:table-cell office:value-type="string" calcext:value-type="string">
            <text:p>Flora</text:p>
          </table:table-cell>
          <table:table-cell table:formula="of:=[.A3]&amp; &quot;@donatempo.it&quot;" office:value-type="string" office:string-value="flora.barese@donatempo.it" calcext:value-type="string">
            <text:p>flora.barese@donatempo.it</text:p>
          </table:table-cell>
          <table:table-cell office:value-type="string" calcext:value-type="string">
            <text:p>yq3pqq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4])&amp;&quot;.&quot;&amp;LOWER([.B4])" office:value-type="string" office:string-value="michelino.greece" calcext:value-type="string">
            <text:p>michelino.gree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Michelino</text:p>
          </table:table-cell>
          <table:table-cell table:formula="of:=[.A4]&amp; &quot;@donatempo.it&quot;" office:value-type="string" office:string-value="michelino.greece@donatempo.it" calcext:value-type="string">
            <text:p>michelino.greece@donatempo.it</text:p>
          </table:table-cell>
          <table:table-cell office:value-type="string" calcext:value-type="string">
            <text:p>vdl75r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5])&amp;&quot;.&quot;&amp;LOWER([.B5])" office:value-type="string" office:string-value="luana.rossi" calcext:value-type="string">
            <text:p>luana.rossi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Luana</text:p>
          </table:table-cell>
          <table:table-cell table:formula="of:=[.A5]&amp; &quot;@donatempo.it&quot;" office:value-type="string" office:string-value="luana.rossi@donatempo.it" calcext:value-type="string">
            <text:p>luana.rossi@donatempo.it</text:p>
          </table:table-cell>
          <table:table-cell office:value-type="string" calcext:value-type="string">
            <text:p>vr33m3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6])&amp;&quot;.&quot;&amp;LOWER([.B6])" office:value-type="string" office:string-value="fiore.lucciano" calcext:value-type="string">
            <text:p>fiore.lucciano</text:p>
          </table:table-cell>
          <table:table-cell office:value-type="string" calcext:value-type="string">
            <text:p>Lucciano</text:p>
          </table:table-cell>
          <table:table-cell office:value-type="string" calcext:value-type="string">
            <text:p>Fiore</text:p>
          </table:table-cell>
          <table:table-cell table:formula="of:=[.A6]&amp; &quot;@donatempo.it&quot;" office:value-type="string" office:string-value="fiore.lucciano@donatempo.it" calcext:value-type="string">
            <text:p>fiore.lucciano@donatempo.it</text:p>
          </table:table-cell>
          <table:table-cell office:value-type="string" calcext:value-type="string">
            <text:p>y4kvwx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7])&amp;&quot;.&quot;&amp;LOWER([.B7])" office:value-type="string" office:string-value="rosario.palermo" calcext:value-type="string">
            <text:p>rosario.palermo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Rosario</text:p>
          </table:table-cell>
          <table:table-cell table:formula="of:=[.A7]&amp; &quot;@donatempo.it&quot;" office:value-type="string" office:string-value="rosario.palermo@donatempo.it" calcext:value-type="string">
            <text:p>rosario.palermo@donatempo.it</text:p>
          </table:table-cell>
          <table:table-cell office:value-type="string" calcext:value-type="string">
            <text:p>y38ap8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8])&amp;&quot;.&quot;&amp;LOWER([.B8])" office:value-type="string" office:string-value="crescente.endrizzi" calcext:value-type="string">
            <text:p>crescente.endrizzi</text:p>
          </table:table-cell>
          <table:table-cell office:value-type="string" calcext:value-type="string">
            <text:p>Endrizzi</text:p>
          </table:table-cell>
          <table:table-cell office:value-type="string" calcext:value-type="string">
            <text:p>Crescente</text:p>
          </table:table-cell>
          <table:table-cell table:formula="of:=[.A8]&amp; &quot;@donatempo.it&quot;" office:value-type="string" office:string-value="crescente.endrizzi@donatempo.it" calcext:value-type="string">
            <text:p>crescente.endrizzi@donatempo.it</text:p>
          </table:table-cell>
          <table:table-cell office:value-type="string" calcext:value-type="string">
            <text:p>b56szl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9])&amp;&quot;.&quot;&amp;LOWER([.B9])" office:value-type="string" office:string-value="fabiano.boni" calcext:value-type="string">
            <text:p>fabiano.boni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Fabiano</text:p>
          </table:table-cell>
          <table:table-cell table:formula="of:=[.A9]&amp; &quot;@donatempo.it&quot;" office:value-type="string" office:string-value="fabiano.boni@donatempo.it" calcext:value-type="string">
            <text:p>fabiano.boni@donatempo.it</text:p>
          </table:table-cell>
          <table:table-cell office:value-type="string" calcext:value-type="string">
            <text:p>uhp4gp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0])&amp;&quot;.&quot;&amp;LOWER([.B10])" office:value-type="string" office:string-value="baldovino.bellucci" calcext:value-type="string">
            <text:p>baldovino.bellucci</text:p>
          </table:table-cell>
          <table:table-cell office:value-type="string" calcext:value-type="string">
            <text:p>Bellucci</text:p>
          </table:table-cell>
          <table:table-cell office:value-type="string" calcext:value-type="string">
            <text:p>Baldovino</text:p>
          </table:table-cell>
          <table:table-cell table:formula="of:=[.A10]&amp; &quot;@donatempo.it&quot;" office:value-type="string" office:string-value="baldovino.bellucci@donatempo.it" calcext:value-type="string">
            <text:p>baldovino.bellucci@donatempo.it</text:p>
          </table:table-cell>
          <table:table-cell office:value-type="string" calcext:value-type="string">
            <text:p>utq5cf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1])&amp;&quot;.&quot;&amp;LOWER([.B11])" office:value-type="string" office:string-value="romolo.mancini" calcext:value-type="string">
            <text:p>romolo.mancini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Romolo</text:p>
          </table:table-cell>
          <table:table-cell table:formula="of:=[.A11]&amp; &quot;@donatempo.it&quot;" office:value-type="string" office:string-value="romolo.mancini@donatempo.it" calcext:value-type="string">
            <text:p>romolo.mancini@donatempo.it</text:p>
          </table:table-cell>
          <table:table-cell office:value-type="string" calcext:value-type="string">
            <text:p>mr38ii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2])&amp;&quot;.&quot;&amp;LOWER([.B12])" office:value-type="string" office:string-value="augusto.boni" calcext:value-type="string">
            <text:p>augusto.boni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Augusto</text:p>
          </table:table-cell>
          <table:table-cell table:formula="of:=[.A12]&amp; &quot;@donatempo.it&quot;" office:value-type="string" office:string-value="augusto.boni@donatempo.it" calcext:value-type="string">
            <text:p>augusto.boni@donatempo.it</text:p>
          </table:table-cell>
          <table:table-cell office:value-type="string" calcext:value-type="string">
            <text:p>l5c6pv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3])&amp;&quot;.&quot;&amp;LOWER([.B13])" office:value-type="string" office:string-value="rolando.mancini" calcext:value-type="string">
            <text:p>rolando.mancini</text:p>
          </table:table-cell>
          <table:table-cell office:value-type="string" calcext:value-type="string">
            <text:p>Mancini</text:p>
          </table:table-cell>
          <table:table-cell office:value-type="string" calcext:value-type="string">
            <text:p>Rolando</text:p>
          </table:table-cell>
          <table:table-cell table:formula="of:=[.A13]&amp; &quot;@donatempo.it&quot;" office:value-type="string" office:string-value="rolando.mancini@donatempo.it" calcext:value-type="string">
            <text:p>rolando.mancini@donatempo.it</text:p>
          </table:table-cell>
          <table:table-cell office:value-type="string" calcext:value-type="string">
            <text:p>ouyf12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4])&amp;&quot;.&quot;&amp;LOWER([.B14])" office:value-type="string" office:string-value="giuditta.mazzanti" calcext:value-type="string">
            <text:p>giuditta.mazzanti</text:p>
          </table:table-cell>
          <table:table-cell office:value-type="string" calcext:value-type="string">
            <text:p>Mazzanti</text:p>
          </table:table-cell>
          <table:table-cell office:value-type="string" calcext:value-type="string">
            <text:p>Giuditta</text:p>
          </table:table-cell>
          <table:table-cell table:formula="of:=[.A14]&amp; &quot;@donatempo.it&quot;" office:value-type="string" office:string-value="giuditta.mazzanti@donatempo.it" calcext:value-type="string">
            <text:p>giuditta.mazzanti@donatempo.it</text:p>
          </table:table-cell>
          <table:table-cell office:value-type="string" calcext:value-type="string">
            <text:p>t1f143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5])&amp;&quot;.&quot;&amp;LOWER([.B15])" office:value-type="string" office:string-value="chiara.bergamaschi" calcext:value-type="string">
            <text:p>chiara.bergamaschi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Chiara</text:p>
          </table:table-cell>
          <table:table-cell table:formula="of:=[.A15]&amp; &quot;@donatempo.it&quot;" office:value-type="string" office:string-value="chiara.bergamaschi@donatempo.it" calcext:value-type="string">
            <text:p>chiara.bergamaschi@donatempo.it</text:p>
          </table:table-cell>
          <table:table-cell office:value-type="string" calcext:value-type="string">
            <text:p>ba8y10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6])&amp;&quot;.&quot;&amp;LOWER([.B16])" office:value-type="string" office:string-value="linda.costa" calcext:value-type="string">
            <text:p>linda.cost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Linda</text:p>
          </table:table-cell>
          <table:table-cell table:formula="of:=[.A16]&amp; &quot;@donatempo.it&quot;" office:value-type="string" office:string-value="linda.costa@donatempo.it" calcext:value-type="string">
            <text:p>linda.costa@donatempo.it</text:p>
          </table:table-cell>
          <table:table-cell office:value-type="string" calcext:value-type="string">
            <text:p>si8djn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7])&amp;&quot;.&quot;&amp;LOWER([.B17])" office:value-type="string" office:string-value="rachele.trevisan" calcext:value-type="string">
            <text:p>rachele.trevisan</text:p>
          </table:table-cell>
          <table:table-cell office:value-type="string" calcext:value-type="string">
            <text:p>Trevisan</text:p>
          </table:table-cell>
          <table:table-cell office:value-type="string" calcext:value-type="string">
            <text:p>Rachele</text:p>
          </table:table-cell>
          <table:table-cell table:formula="of:=[.A17]&amp; &quot;@donatempo.it&quot;" office:value-type="string" office:string-value="rachele.trevisan@donatempo.it" calcext:value-type="string">
            <text:p>rachele.trevisan@donatempo.it</text:p>
          </table:table-cell>
          <table:table-cell office:value-type="string" calcext:value-type="string">
            <text:p>e7lul5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8])&amp;&quot;.&quot;&amp;LOWER([.B18])" office:value-type="string" office:string-value="ornella.milanesi" calcext:value-type="string">
            <text:p>ornella.milanesi</text:p>
          </table:table-cell>
          <table:table-cell office:value-type="string" calcext:value-type="string">
            <text:p>Milanesi</text:p>
          </table:table-cell>
          <table:table-cell office:value-type="string" calcext:value-type="string">
            <text:p>Ornella</text:p>
          </table:table-cell>
          <table:table-cell table:formula="of:=[.A18]&amp; &quot;@donatempo.it&quot;" office:value-type="string" office:string-value="ornella.milanesi@donatempo.it" calcext:value-type="string">
            <text:p>ornella.milanesi@donatempo.it</text:p>
          </table:table-cell>
          <table:table-cell office:value-type="string" calcext:value-type="string">
            <text:p>ya8lui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19])&amp;&quot;.&quot;&amp;LOWER([.B19])" office:value-type="string" office:string-value="camillo.marcelo" calcext:value-type="string">
            <text:p>camillo.marcel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Camillo</text:p>
          </table:table-cell>
          <table:table-cell table:formula="of:=[.A19]&amp; &quot;@donatempo.it&quot;" office:value-type="string" office:string-value="camillo.marcelo@donatempo.it" calcext:value-type="string">
            <text:p>camillo.marcelo@donatempo.it</text:p>
          </table:table-cell>
          <table:table-cell office:value-type="string" calcext:value-type="string">
            <text:p>fhw18s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0])&amp;&quot;.&quot;&amp;LOWER([.B20])" office:value-type="string" office:string-value="clotilde.fallaci" calcext:value-type="string">
            <text:p>clotilde.fallaci</text:p>
          </table:table-cell>
          <table:table-cell office:value-type="string" calcext:value-type="string">
            <text:p>Fallaci</text:p>
          </table:table-cell>
          <table:table-cell office:value-type="string" calcext:value-type="string">
            <text:p>Clotilde</text:p>
          </table:table-cell>
          <table:table-cell table:formula="of:=[.A20]&amp; &quot;@donatempo.it&quot;" office:value-type="string" office:string-value="clotilde.fallaci@donatempo.it" calcext:value-type="string">
            <text:p>clotilde.fallaci@donatempo.it</text:p>
          </table:table-cell>
          <table:table-cell office:value-type="string" calcext:value-type="string">
            <text:p>nmc8xv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1])&amp;&quot;.&quot;&amp;LOWER([.B21])" office:value-type="string" office:string-value="elvira.fanucci" calcext:value-type="string">
            <text:p>elvira.fanucci</text:p>
          </table:table-cell>
          <table:table-cell office:value-type="string" calcext:value-type="string">
            <text:p>Fanucci</text:p>
          </table:table-cell>
          <table:table-cell office:value-type="string" calcext:value-type="string">
            <text:p>Elvira</text:p>
          </table:table-cell>
          <table:table-cell table:formula="of:=[.A21]&amp; &quot;@donatempo.it&quot;" office:value-type="string" office:string-value="elvira.fanucci@donatempo.it" calcext:value-type="string">
            <text:p>elvira.fanucci@donatempo.it</text:p>
          </table:table-cell>
          <table:table-cell office:value-type="string" calcext:value-type="string">
            <text:p>s2dh8o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2])&amp;&quot;.&quot;&amp;LOWER([.B22])" office:value-type="string" office:string-value="caterina.barese" calcext:value-type="string">
            <text:p>caterina.barese</text:p>
          </table:table-cell>
          <table:table-cell office:value-type="string" calcext:value-type="string">
            <text:p>Barese</text:p>
          </table:table-cell>
          <table:table-cell office:value-type="string" calcext:value-type="string">
            <text:p>Caterina</text:p>
          </table:table-cell>
          <table:table-cell table:formula="of:=[.A22]&amp; &quot;@donatempo.it&quot;" office:value-type="string" office:string-value="caterina.barese@donatempo.it" calcext:value-type="string">
            <text:p>caterina.barese@donatempo.it</text:p>
          </table:table-cell>
          <table:table-cell office:value-type="string" calcext:value-type="string">
            <text:p>wike8w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3])&amp;&quot;.&quot;&amp;LOWER([.B23])" office:value-type="string" office:string-value="ester.bergamaschi" calcext:value-type="string">
            <text:p>ester.bergamaschi</text:p>
          </table:table-cell>
          <table:table-cell office:value-type="string" calcext:value-type="string">
            <text:p>Bergamaschi</text:p>
          </table:table-cell>
          <table:table-cell office:value-type="string" calcext:value-type="string">
            <text:p>Ester</text:p>
          </table:table-cell>
          <table:table-cell table:formula="of:=[.A23]&amp; &quot;@donatempo.it&quot;" office:value-type="string" office:string-value="ester.bergamaschi@donatempo.it" calcext:value-type="string">
            <text:p>ester.bergamaschi@donatempo.it</text:p>
          </table:table-cell>
          <table:table-cell office:value-type="string" calcext:value-type="string">
            <text:p>s2izhv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4])&amp;&quot;.&quot;&amp;LOWER([.B24])" office:value-type="string" office:string-value="susanna.conti" calcext:value-type="string">
            <text:p>susanna.conti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Susanna</text:p>
          </table:table-cell>
          <table:table-cell table:formula="of:=[.A24]&amp; &quot;@donatempo.it&quot;" office:value-type="string" office:string-value="susanna.conti@donatempo.it" calcext:value-type="string">
            <text:p>susanna.conti@donatempo.it</text:p>
          </table:table-cell>
          <table:table-cell office:value-type="string" calcext:value-type="string">
            <text:p>dwsd4b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5])&amp;&quot;.&quot;&amp;LOWER([.B25])" office:value-type="string" office:string-value="liberata.genovesi" calcext:value-type="string">
            <text:p>liberata.genovesi</text:p>
          </table:table-cell>
          <table:table-cell office:value-type="string" calcext:value-type="string">
            <text:p>Genovesi</text:p>
          </table:table-cell>
          <table:table-cell office:value-type="string" calcext:value-type="string">
            <text:p>Liberata</text:p>
          </table:table-cell>
          <table:table-cell table:formula="of:=[.A25]&amp; &quot;@donatempo.it&quot;" office:value-type="string" office:string-value="liberata.genovesi@donatempo.it" calcext:value-type="string">
            <text:p>liberata.genovesi@donatempo.it</text:p>
          </table:table-cell>
          <table:table-cell office:value-type="string" calcext:value-type="string">
            <text:p>j1it2k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6])&amp;&quot;.&quot;&amp;LOWER([.B26])" office:value-type="string" office:string-value="mareta.lettiere" calcext:value-type="string">
            <text:p>mareta.lettiere</text:p>
          </table:table-cell>
          <table:table-cell office:value-type="string" calcext:value-type="string">
            <text:p>Lettiere</text:p>
          </table:table-cell>
          <table:table-cell office:value-type="string" calcext:value-type="string">
            <text:p>Mareta</text:p>
          </table:table-cell>
          <table:table-cell table:formula="of:=[.A26]&amp; &quot;@donatempo.it&quot;" office:value-type="string" office:string-value="mareta.lettiere@donatempo.it" calcext:value-type="string">
            <text:p>mareta.lettiere@donatempo.it</text:p>
          </table:table-cell>
          <table:table-cell office:value-type="string" calcext:value-type="string">
            <text:p>uvzb21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7])&amp;&quot;.&quot;&amp;LOWER([.B27])" office:value-type="string" office:string-value="imelda.derose" calcext:value-type="string">
            <text:p>imelda.derose</text:p>
          </table:table-cell>
          <table:table-cell office:value-type="string" calcext:value-type="string">
            <text:p>DeRose</text:p>
          </table:table-cell>
          <table:table-cell office:value-type="string" calcext:value-type="string">
            <text:p>Imelda</text:p>
          </table:table-cell>
          <table:table-cell table:formula="of:=[.A27]&amp; &quot;@donatempo.it&quot;" office:value-type="string" office:string-value="imelda.derose@donatempo.it" calcext:value-type="string">
            <text:p>imelda.derose@donatempo.it</text:p>
          </table:table-cell>
          <table:table-cell office:value-type="string" calcext:value-type="string">
            <text:p>md68y1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8])&amp;&quot;.&quot;&amp;LOWER([.B28])" office:value-type="string" office:string-value="basso.lucciano" calcext:value-type="string">
            <text:p>basso.lucciano</text:p>
          </table:table-cell>
          <table:table-cell office:value-type="string" calcext:value-type="string">
            <text:p>Lucciano</text:p>
          </table:table-cell>
          <table:table-cell office:value-type="string" calcext:value-type="string">
            <text:p>Basso</text:p>
          </table:table-cell>
          <table:table-cell table:formula="of:=[.A28]&amp; &quot;@donatempo.it&quot;" office:value-type="string" office:string-value="basso.lucciano@donatempo.it" calcext:value-type="string">
            <text:p>basso.lucciano@donatempo.it</text:p>
          </table:table-cell>
          <table:table-cell office:value-type="string" calcext:value-type="string">
            <text:p>vsnx66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29])&amp;&quot;.&quot;&amp;LOWER([.B29])" office:value-type="string" office:string-value="carmine.marchesi" calcext:value-type="string">
            <text:p>carmine.marchesi</text:p>
          </table:table-cell>
          <table:table-cell office:value-type="string" calcext:value-type="string">
            <text:p>Marchesi</text:p>
          </table:table-cell>
          <table:table-cell office:value-type="string" calcext:value-type="string">
            <text:p>Carmine</text:p>
          </table:table-cell>
          <table:table-cell table:formula="of:=[.A29]&amp; &quot;@donatempo.it&quot;" office:value-type="string" office:string-value="carmine.marchesi@donatempo.it" calcext:value-type="string">
            <text:p>carmine.marchesi@donatempo.it</text:p>
          </table:table-cell>
          <table:table-cell office:value-type="string" calcext:value-type="string">
            <text:p>fwca51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0])&amp;&quot;.&quot;&amp;LOWER([.B30])" office:value-type="string" office:string-value="curzio.ricci" calcext:value-type="string">
            <text:p>curzio.ricci</text:p>
          </table:table-cell>
          <table:table-cell office:value-type="string" calcext:value-type="string">
            <text:p>Ricci</text:p>
          </table:table-cell>
          <table:table-cell office:value-type="string" calcext:value-type="string">
            <text:p>Curzio</text:p>
          </table:table-cell>
          <table:table-cell table:formula="of:=[.A30]&amp; &quot;@donatempo.it&quot;" office:value-type="string" office:string-value="curzio.ricci@donatempo.it" calcext:value-type="string">
            <text:p>curzio.ricci@donatempo.it</text:p>
          </table:table-cell>
          <table:table-cell office:value-type="string" calcext:value-type="string">
            <text:p>ggz5v8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1])&amp;&quot;.&quot;&amp;LOWER([.B31])" office:value-type="string" office:string-value="callisto.esposito" calcext:value-type="string">
            <text:p>callisto.esposito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Callisto</text:p>
          </table:table-cell>
          <table:table-cell table:formula="of:=[.A31]&amp; &quot;@donatempo.it&quot;" office:value-type="string" office:string-value="callisto.esposito@donatempo.it" calcext:value-type="string">
            <text:p>callisto.esposito@donatempo.it</text:p>
          </table:table-cell>
          <table:table-cell office:value-type="string" calcext:value-type="string">
            <text:p>rz9qbr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2])&amp;&quot;.&quot;&amp;LOWER([.B32])" office:value-type="string" office:string-value="ettore.giordano" calcext:value-type="string">
            <text:p>ettore.giordano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Ettore</text:p>
          </table:table-cell>
          <table:table-cell table:formula="of:=[.A32]&amp; &quot;@donatempo.it&quot;" office:value-type="string" office:string-value="ettore.giordano@donatempo.it" calcext:value-type="string">
            <text:p>ettore.giordano@donatempo.it</text:p>
          </table:table-cell>
          <table:table-cell office:value-type="string" calcext:value-type="string">
            <text:p>v912fz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3])&amp;&quot;.&quot;&amp;LOWER([.B33])" office:value-type="string" office:string-value="vanna.trentini" calcext:value-type="string">
            <text:p>vanna.trentini</text:p>
          </table:table-cell>
          <table:table-cell office:value-type="string" calcext:value-type="string">
            <text:p>Trentini</text:p>
          </table:table-cell>
          <table:table-cell office:value-type="string" calcext:value-type="string">
            <text:p>Vanna</text:p>
          </table:table-cell>
          <table:table-cell table:formula="of:=[.A33]&amp; &quot;@donatempo.it&quot;" office:value-type="string" office:string-value="vanna.trentini@donatempo.it" calcext:value-type="string">
            <text:p>vanna.trentini@donatempo.it</text:p>
          </table:table-cell>
          <table:table-cell office:value-type="string" calcext:value-type="string">
            <text:p>em511d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4])&amp;&quot;.&quot;&amp;LOWER([.B34])" office:value-type="string" office:string-value="addolorata.cocci" calcext:value-type="string">
            <text:p>addolorata.cocci</text:p>
          </table:table-cell>
          <table:table-cell office:value-type="string" calcext:value-type="string">
            <text:p>Cocci</text:p>
          </table:table-cell>
          <table:table-cell office:value-type="string" calcext:value-type="string">
            <text:p>Addolorata</text:p>
          </table:table-cell>
          <table:table-cell table:formula="of:=[.A34]&amp; &quot;@donatempo.it&quot;" office:value-type="string" office:string-value="addolorata.cocci@donatempo.it" calcext:value-type="string">
            <text:p>addolorata.cocci@donatempo.it</text:p>
          </table:table-cell>
          <table:table-cell office:value-type="string" calcext:value-type="string">
            <text:p>n73asm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5])&amp;&quot;.&quot;&amp;LOWER([.B35])" office:value-type="string" office:string-value="sabina.russo" calcext:value-type="string">
            <text:p>sabina.russo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Sabina</text:p>
          </table:table-cell>
          <table:table-cell table:formula="of:=[.A35]&amp; &quot;@donatempo.it&quot;" office:value-type="string" office:string-value="sabina.russo@donatempo.it" calcext:value-type="string">
            <text:p>sabina.russo@donatempo.it</text:p>
          </table:table-cell>
          <table:table-cell office:value-type="string" calcext:value-type="string">
            <text:p>o8xsht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6])&amp;&quot;.&quot;&amp;LOWER([.B36])" office:value-type="string" office:string-value="donato.calabresi" calcext:value-type="string">
            <text:p>donato.calabresi</text:p>
          </table:table-cell>
          <table:table-cell office:value-type="string" calcext:value-type="string">
            <text:p>Calabresi</text:p>
          </table:table-cell>
          <table:table-cell office:value-type="string" calcext:value-type="string">
            <text:p>Donato</text:p>
          </table:table-cell>
          <table:table-cell table:formula="of:=[.A36]&amp; &quot;@donatempo.it&quot;" office:value-type="string" office:string-value="donato.calabresi@donatempo.it" calcext:value-type="string">
            <text:p>donato.calabresi@donatempo.it</text:p>
          </table:table-cell>
          <table:table-cell office:value-type="string" calcext:value-type="string">
            <text:p>s8ur81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7])&amp;&quot;.&quot;&amp;LOWER([.B37])" office:value-type="string" office:string-value="filomena.lucchese" calcext:value-type="string">
            <text:p>filomena.lucchese</text:p>
          </table:table-cell>
          <table:table-cell office:value-type="string" calcext:value-type="string">
            <text:p>Lucchese</text:p>
          </table:table-cell>
          <table:table-cell office:value-type="string" calcext:value-type="string">
            <text:p>Filomena</text:p>
          </table:table-cell>
          <table:table-cell table:formula="of:=[.A37]&amp; &quot;@donatempo.it&quot;" office:value-type="string" office:string-value="filomena.lucchese@donatempo.it" calcext:value-type="string">
            <text:p>filomena.lucchese@donatempo.it</text:p>
          </table:table-cell>
          <table:table-cell office:value-type="string" calcext:value-type="string">
            <text:p>ogid56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8])&amp;&quot;.&quot;&amp;LOWER([.B38])" office:value-type="string" office:string-value="abbondanzio.monaldo" calcext:value-type="string">
            <text:p>abbondanzio.monaldo</text:p>
          </table:table-cell>
          <table:table-cell office:value-type="string" calcext:value-type="string">
            <text:p>Monaldo</text:p>
          </table:table-cell>
          <table:table-cell office:value-type="string" calcext:value-type="string">
            <text:p>Abbondanzio</text:p>
          </table:table-cell>
          <table:table-cell table:formula="of:=[.A38]&amp; &quot;@donatempo.it&quot;" office:value-type="string" office:string-value="abbondanzio.monaldo@donatempo.it" calcext:value-type="string">
            <text:p>abbondanzio.monaldo@donatempo.it</text:p>
          </table:table-cell>
          <table:table-cell office:value-type="string" calcext:value-type="string">
            <text:p>rx6w06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39])&amp;&quot;.&quot;&amp;LOWER([.B39])" office:value-type="string" office:string-value="emanuele.esposito" calcext:value-type="string">
            <text:p>emanuele.esposito</text:p>
          </table:table-cell>
          <table:table-cell office:value-type="string" calcext:value-type="string">
            <text:p>Esposito</text:p>
          </table:table-cell>
          <table:table-cell office:value-type="string" calcext:value-type="string">
            <text:p>Emanuele</text:p>
          </table:table-cell>
          <table:table-cell table:formula="of:=[.A39]&amp; &quot;@donatempo.it&quot;" office:value-type="string" office:string-value="emanuele.esposito@donatempo.it" calcext:value-type="string">
            <text:p>emanuele.esposito@donatempo.it</text:p>
          </table:table-cell>
          <table:table-cell office:value-type="string" calcext:value-type="string">
            <text:p>wugi7s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40])&amp;&quot;.&quot;&amp;LOWER([.B40])" office:value-type="string" office:string-value="letterio.lombardi" calcext:value-type="string">
            <text:p>letterio.lombardi</text:p>
          </table:table-cell>
          <table:table-cell office:value-type="string" calcext:value-type="string">
            <text:p>Lombardi</text:p>
          </table:table-cell>
          <table:table-cell office:value-type="string" calcext:value-type="string">
            <text:p>Letterio</text:p>
          </table:table-cell>
          <table:table-cell table:formula="of:=[.A40]&amp; &quot;@donatempo.it&quot;" office:value-type="string" office:string-value="letterio.lombardi@donatempo.it" calcext:value-type="string">
            <text:p>letterio.lombardi@donatempo.it</text:p>
          </table:table-cell>
          <table:table-cell office:value-type="string" calcext:value-type="string">
            <text:p>qc5vfi</text:p>
          </table:table-cell>
          <table:table-cell office:value-type="string" calcext:value-type="string">
            <text:p>UTENTE</text:p>
          </table:table-cell>
        </table:table-row>
        <table:table-row table:style-name="ro2">
          <table:table-cell table:formula="of:=LOWER([.C41])&amp;&quot;.&quot;&amp;LOWER([.B41])" office:value-type="string" office:string-value="claudio.palermo" calcext:value-type="string">
            <text:p>claudio.palermo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Claudio</text:p>
          </table:table-cell>
          <table:table-cell table:formula="of:=[.A41]&amp; &quot;@donatempo.it&quot;" office:value-type="string" office:string-value="claudio.palermo@donatempo.it" calcext:value-type="string">
            <text:p>claudio.palermo@donatempo.it</text:p>
          </table:table-cell>
          <table:table-cell office:value-type="string" calcext:value-type="string">
            <text:p>w422bp</text:p>
          </table:table-cell>
          <table:table-cell office:value-type="string" calcext:value-type="string">
            <text:p>UT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Colore_20_1" style:display-name="Excel_BuiltIn_20% - Colore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Colore_20_2" style:display-name="Excel_BuiltIn_20% - Colore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Colore_20_3" style:display-name="Excel_BuiltIn_20% - Colore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Colore_20_4" style:display-name="Excel_BuiltIn_20% - Colore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Colore_20_5" style:display-name="Excel_BuiltIn_20% - Colore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Colore_20_6" style:display-name="Excel_BuiltIn_20% - Colore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Colore_20_1" style:display-name="Excel_BuiltIn_40% - Colore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Colore_20_2" style:display-name="Excel_BuiltIn_40% - Colore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Colore_20_3" style:display-name="Excel_BuiltIn_40% - Colore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Colore_20_4" style:display-name="Excel_BuiltIn_40% - Colore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Colore_20_5" style:display-name="Excel_BuiltIn_40% - Colore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Colore_20_6" style:display-name="Excel_BuiltIn_40% - Colore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Colore_20_1" style:display-name="Excel_BuiltIn_60% - Colore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Colore_20_2" style:display-name="Excel_BuiltIn_60% - Colore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Colore_20_3" style:display-name="Excel_BuiltIn_60% - Colore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Colore_20_4" style:display-name="Excel_BuiltIn_60% - Colore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Colore_20_5" style:display-name="Excel_BuiltIn_60% - Colore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Colore_20_6" style:display-name="Excel_BuiltIn_60% - Colore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olo" style:display-name="Excel_BuiltIn_Calco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la_20_collegata" style:display-name="Excel_BuiltIn_Cella collegat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la_20_da_20_controllare" style:display-name="Excel_BuiltIn_Cella da controllare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olore_20_1" style:display-name="Excel_BuiltIn_Colore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lore_20_2" style:display-name="Excel_BuiltIn_Colore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lore_20_3" style:display-name="Excel_BuiltIn_Colore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lore_20_4" style:display-name="Excel_BuiltIn_Colore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lore_20_5" style:display-name="Excel_BuiltIn_Colore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lore_20_6" style:display-name="Excel_BuiltIn_Colore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e" style:display-name="Excel_BuiltIn_Neutral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sto_20_avviso" style:display-name="Excel_BuiltIn_Testo avviso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sto_20_descrittivo" style:display-name="Excel_BuiltIn_Testo descrit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itolo" style:display-name="Excel_BuiltIn_Titolo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itolo_20_1" style:display-name="Excel_BuiltIn_Tito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Titolo_20_2" style:display-name="Excel_BuiltIn_Titolo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itolo_20_3" style:display-name="Excel_BuiltIn_Titolo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olo_20_4" style:display-name="Excel_BuiltIn_Titol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otale" style:display-name="Excel_BuiltIn_Totale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alore_20_non_20_valido" style:display-name="Excel_BuiltIn_Valore non valid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alore_20_valido" style:display-name="Excel_BuiltIn_Valore valido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1:20:39.690000000</dc:date>
    <meta:editing-duration>PT6M26S</meta:editing-duration>
    <meta:editing-cycles>2</meta:editing-cycles>
    <meta:generator>LibreOffice/7.1.2.2$Windows_X86_64 LibreOffice_project/8a45595d069ef5570103caea1b71cc9d82b2aae4</meta:generator>
    <meta:document-statistic meta:table-count="1" meta:cell-count="246" meta:object-count="0"/>
  </office:meta>
</office:document-meta>
</file>